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7589"/>
    </style:style>
    <style:style style:name="P2" style:family="paragraph" style:parent-style-name="Standard">
      <style:text-properties officeooo:rsid="00182be7" officeooo:paragraph-rsid="00182be7"/>
    </style:style>
    <style:style style:name="P3" style:family="paragraph" style:parent-style-name="Standard">
      <style:text-properties officeooo:rsid="00199672" officeooo:paragraph-rsid="00199672"/>
    </style:style>
    <style:style style:name="P4" style:family="paragraph" style:parent-style-name="Standard">
      <style:text-properties officeooo:rsid="0019ec07" officeooo:paragraph-rsid="0019ec07"/>
    </style:style>
    <style:style style:name="P5" style:family="paragraph" style:parent-style-name="Standard">
      <style:text-properties officeooo:rsid="001c190c" officeooo:paragraph-rsid="001c190c"/>
    </style:style>
    <style:style style:name="P6" style:family="paragraph" style:parent-style-name="Standard">
      <style:text-properties officeooo:rsid="001d058d" officeooo:paragraph-rsid="001d058d"/>
    </style:style>
    <style:style style:name="P7" style:family="paragraph" style:parent-style-name="Standard">
      <style:text-properties officeooo:rsid="001ebfbf" officeooo:paragraph-rsid="001ebfbf"/>
    </style:style>
    <style:style style:name="P8" style:family="paragraph" style:parent-style-name="Standard">
      <style:text-properties fo:color="#ce181e" fo:font-size="15pt" officeooo:rsid="002149ec" officeooo:paragraph-rsid="002149ec" style:font-size-asian="15pt" style:font-size-complex="15pt"/>
    </style:style>
    <style:style style:name="P9" style:family="paragraph" style:parent-style-name="Standard">
      <style:text-properties fo:color="#ce181e" fo:font-size="15pt" officeooo:rsid="001fd2ae" officeooo:paragraph-rsid="001fd2ae" style:font-size-asian="15pt" style:font-size-complex="15pt"/>
    </style:style>
    <style:style style:name="P10" style:family="paragraph" style:parent-style-name="Standard">
      <style:text-properties fo:color="#0066b3" officeooo:rsid="00182be7" officeooo:paragraph-rsid="00182be7"/>
    </style:style>
    <style:style style:name="P11" style:family="paragraph" style:parent-style-name="Standard">
      <style:text-properties fo:color="#0066b3" officeooo:rsid="00199672" officeooo:paragraph-rsid="00199672"/>
    </style:style>
    <style:style style:name="P12" style:family="paragraph" style:parent-style-name="Standard">
      <style:text-properties fo:color="#0066b3" officeooo:rsid="00199672" officeooo:paragraph-rsid="001ebfbf"/>
    </style:style>
    <style:style style:name="P13" style:family="paragraph" style:parent-style-name="Standard">
      <style:text-properties fo:color="#0066b3" officeooo:rsid="0019ec07" officeooo:paragraph-rsid="0019ec07"/>
    </style:style>
    <style:style style:name="P14" style:family="paragraph" style:parent-style-name="Standard">
      <style:text-properties fo:color="#0066b3" officeooo:rsid="001ebfbf" officeooo:paragraph-rsid="001ebfbf"/>
    </style:style>
    <style:style style:name="P15" style:family="paragraph" style:parent-style-name="Standard">
      <style:text-properties fo:color="#0066b3" officeooo:rsid="001c190c" officeooo:paragraph-rsid="001c190c"/>
    </style:style>
    <style:style style:name="T1" style:family="text">
      <style:text-properties officeooo:rsid="00160bdd"/>
    </style:style>
    <style:style style:name="T2" style:family="text">
      <style:text-properties officeooo:rsid="00167589"/>
    </style:style>
    <style:style style:name="T3" style:family="text">
      <style:text-properties fo:font-variant="normal" fo:text-transform="none" fo:color="#000000" style:font-name="Open Sans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Open Sans" fo:font-size="11.25pt" fo:letter-spacing="normal" fo:font-style="normal" fo:font-weight="normal" officeooo:rsid="00167589"/>
    </style:style>
    <style:style style:name="T5" style:family="text">
      <style:text-properties fo:font-variant="normal" fo:text-transform="none" fo:color="#000000" style:font-name="Open Sans" fo:font-size="11.25pt" fo:letter-spacing="normal" fo:font-style="normal" fo:font-weight="normal" officeooo:rsid="00199672"/>
    </style:style>
    <style:style style:name="T6" style:family="text">
      <style:text-properties fo:font-variant="normal" fo:text-transform="none" fo:color="#000000" style:font-name="Open Sans" fo:font-size="11.25pt" fo:letter-spacing="normal" fo:font-style="normal" fo:font-weight="normal" officeooo:rsid="0019ec07"/>
    </style:style>
    <style:style style:name="T7" style:family="text">
      <style:text-properties fo:font-variant="normal" fo:text-transform="none" fo:color="#000000" style:font-name="Open Sans" fo:font-size="11.25pt" fo:letter-spacing="normal" fo:font-style="normal" fo:font-weight="normal" officeooo:rsid="001a3209"/>
    </style:style>
    <style:style style:name="T8" style:family="text">
      <style:text-properties fo:font-variant="normal" fo:text-transform="none" fo:color="#000000" style:font-name="Open Sans" fo:font-size="11.25pt" fo:letter-spacing="normal" fo:font-style="normal" fo:font-weight="normal" officeooo:rsid="001b93d1"/>
    </style:style>
    <style:style style:name="T9" style:family="text">
      <style:text-properties fo:font-variant="normal" fo:text-transform="none" fo:color="#000000" style:font-name="Open Sans" fo:font-size="11.25pt" fo:letter-spacing="normal" fo:font-style="normal" fo:font-weight="normal" officeooo:rsid="001c190c"/>
    </style:style>
    <style:style style:name="T10" style:family="text">
      <style:text-properties fo:font-variant="normal" fo:text-transform="none" fo:color="#000000" style:font-name="Open Sans" fo:font-size="11.25pt" fo:letter-spacing="normal" fo:font-style="normal" fo:font-weight="normal" officeooo:rsid="001d058d"/>
    </style:style>
    <style:style style:name="T11" style:family="text">
      <style:text-properties fo:font-variant="normal" fo:text-transform="none" fo:color="#000000" style:font-name="Open Sans" fo:font-size="11.25pt" fo:letter-spacing="normal" fo:font-style="normal" fo:font-weight="normal" officeooo:rsid="001d56ae"/>
    </style:style>
    <style:style style:name="T12" style:family="text">
      <style:text-properties fo:font-variant="normal" fo:text-transform="none" fo:color="#000000" style:font-name="Open Sans" fo:font-size="11.25pt" fo:letter-spacing="normal" fo:font-style="normal" fo:font-weight="normal" officeooo:rsid="001ebfbf"/>
    </style:style>
    <style:style style:name="T13" style:family="text">
      <style:text-properties fo:font-variant="normal" fo:text-transform="none" fo:color="#000000" style:font-name="Open Sans" fo:letter-spacing="normal" fo:font-style="normal" fo:font-weight="normal"/>
    </style:style>
    <style:style style:name="T14" style:family="text">
      <style:text-properties fo:font-variant="normal" fo:text-transform="none" fo:color="#000000" style:font-name="Open Sans" fo:letter-spacing="normal" fo:font-style="normal" fo:font-weight="normal" officeooo:rsid="00167589"/>
    </style:style>
    <style:style style:name="T15" style:family="text">
      <style:text-properties fo:font-variant="normal" fo:text-transform="none" fo:color="#000000" style:text-line-through-style="solid" style:text-line-through-type="single" style:font-name="Open Sans" fo:font-size="11.25pt" fo:letter-spacing="normal" fo:font-style="normal" fo:font-weight="normal" officeooo:rsid="001a3209"/>
    </style:style>
    <style:style style:name="T16" style:family="text">
      <style:text-properties fo:font-variant="normal" fo:text-transform="none" fo:color="#000000" style:text-line-through-style="none" style:text-line-through-type="none" style:font-name="Open Sans" fo:font-size="11.25pt" fo:letter-spacing="normal" fo:font-style="normal" fo:font-weight="normal"/>
    </style:style>
    <style:style style:name="T17" style:family="text">
      <style:text-properties fo:font-variant="normal" fo:text-transform="none" fo:color="#000000" style:text-line-through-style="none" style:text-line-through-type="none" style:font-name="Open Sans" fo:font-size="11.25pt" fo:letter-spacing="normal" fo:font-style="normal" fo:font-weight="normal" officeooo:rsid="001a3209"/>
    </style:style>
    <style:style style:name="T18" style:family="text">
      <style:text-properties fo:font-variant="normal" fo:text-transform="none" fo:color="#000000" style:text-line-through-style="none" style:text-line-through-type="none" style:font-name="Open Sans" fo:font-size="11.25pt" fo:letter-spacing="normal" fo:font-style="normal" fo:font-weight="normal" officeooo:rsid="001d058d"/>
    </style:style>
    <style:style style:name="T19" style:family="text">
      <style:text-properties fo:font-variant="normal" fo:text-transform="none" style:font-name="Open Sans" fo:letter-spacing="normal" fo:font-style="normal" fo:font-weight="normal"/>
    </style:style>
    <style:style style:name="T20" style:family="text">
      <style:text-properties fo:font-variant="normal" fo:text-transform="none" style:font-name="Open Sans" fo:letter-spacing="normal" fo:font-style="normal" fo:font-weight="normal" officeooo:rsid="00167589"/>
    </style:style>
    <style:style style:name="T21" style:family="text">
      <style:text-properties fo:font-variant="normal" fo:text-transform="none" style:font-name="Open Sans" fo:font-size="11.25pt" fo:letter-spacing="normal" fo:font-style="normal" fo:font-weight="normal"/>
    </style:style>
    <style:style style:name="T22" style:family="text">
      <style:text-properties fo:font-variant="normal" fo:text-transform="none" style:font-name="Open Sans" fo:font-size="11.25pt" fo:letter-spacing="normal" fo:font-style="normal" fo:font-weight="normal" officeooo:rsid="00167589"/>
    </style:style>
    <style:style style:name="T23" style:family="text">
      <style:text-properties fo:font-variant="normal" fo:text-transform="none" style:font-name="Open Sans" fo:font-size="11.25pt" fo:letter-spacing="normal" fo:font-style="normal" fo:font-weight="normal" officeooo:rsid="00199672"/>
    </style:style>
    <style:style style:name="T24" style:family="text">
      <style:text-properties fo:font-variant="normal" fo:text-transform="none" style:font-name="Open Sans" fo:font-size="11.25pt" fo:letter-spacing="normal" fo:font-style="normal" fo:font-weight="normal" officeooo:rsid="0019ec07"/>
    </style:style>
    <style:style style:name="T25" style:family="text">
      <style:text-properties fo:font-variant="normal" fo:text-transform="none" style:font-name="Open Sans" fo:font-size="11.25pt" fo:letter-spacing="normal" fo:font-style="normal" fo:font-weight="normal" officeooo:rsid="001ebfbf"/>
    </style:style>
    <style:style style:name="T26" style:family="text">
      <style:text-properties fo:font-variant="normal" fo:text-transform="none" style:font-name="Open Sans" fo:font-size="11.25pt" fo:letter-spacing="normal" fo:font-style="normal" fo:font-weight="normal" officeooo:rsid="001b93d1"/>
    </style:style>
    <style:style style:name="T27" style:family="text">
      <style:text-properties fo:font-variant="normal" fo:text-transform="none" style:font-name="Open Sans" fo:font-size="11.25pt" fo:letter-spacing="normal" fo:font-style="normal" fo:font-weight="normal" officeooo:rsid="001c190c"/>
    </style:style>
    <style:style style:name="T28" style:family="text">
      <style:text-properties fo:font-variant="normal" fo:text-transform="none" style:font-name="Open Sans" fo:font-size="11.25pt" fo:letter-spacing="normal" fo:font-style="normal" fo:font-weight="normal" officeooo:rsid="001d058d"/>
    </style:style>
    <style:style style:name="T29" style:family="text">
      <style:text-properties fo:font-variant="normal" fo:text-transform="none" fo:color="#0066b3" style:font-name="Open Sans" fo:font-size="11.25pt" fo:letter-spacing="normal" fo:font-style="normal" fo:font-weight="normal"/>
    </style:style>
    <style:style style:name="T30" style:family="text">
      <style:text-properties fo:font-variant="normal" fo:text-transform="none" fo:color="#0066b3" style:font-name="Open Sans" fo:font-size="11.25pt" fo:letter-spacing="normal" fo:font-style="normal" fo:font-weight="normal" officeooo:rsid="00167589"/>
    </style:style>
    <style:style style:name="T31" style:family="text">
      <style:text-properties fo:font-variant="normal" fo:text-transform="none" fo:color="#0066b3" style:font-name="Open Sans" fo:font-size="11.25pt" fo:letter-spacing="normal" fo:font-style="normal" fo:font-weight="normal" officeooo:rsid="001d56ae"/>
    </style:style>
    <style:style style:name="T32" style:family="text">
      <style:text-properties fo:font-variant="normal" fo:text-transform="none" fo:color="#0066b3" style:font-name="Open Sans" fo:font-size="11.25pt" fo:letter-spacing="normal" fo:font-style="normal" fo:font-weight="normal" officeooo:rsid="001b93d1"/>
    </style:style>
    <style:style style:name="T33" style:family="text">
      <style:text-properties fo:font-variant="normal" fo:text-transform="none" fo:color="#21409a" style:font-name="Open Sans" fo:font-size="11.25pt" fo:letter-spacing="normal" fo:font-style="normal" fo:font-weight="normal" officeooo:rsid="001b93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ietJack</text:p>
      <text:p text:style-name="Standard"><text:span text:style-name="T1">1.</text:span># tạo một nhóm người dùng mới trong Linux. Chúng ta sẽ tạo mới một account trong git để thực hành.</text:p>
      <text:p text:style-name="Standard"><text:span text:style-name="T1">.</text:span>root@ubuntu:~ groupadd dev</text:p>
      <text:p text:style-name="Standard"/>
      <text:p text:style-name="Standard"><text:span text:style-name="T1">2.</text:span># tạo một người dùng mới trong Linux</text:p>
      <text:p text:style-name="Standard">root@ubuntu:~# useradd -G dev -d /home/gituser -m -s /bin/bash gituser</text:p>
      <text:p text:style-name="Standard"/>
      <text:p text:style-name="Standard"><text:span text:style-name="T1">3.</text:span># thay đổi password của tài khoản gituser</text:p>
      <text:p text:style-name="Standard">root@ubuntu:~# passwd gituser</text:p>
      <text:p text:style-name="P1"><text:span text:style-name="T2">4.connect user with server: </text:span><text:span text:style-name="T3">ssh </text:span><text:a xlink:type="simple" xlink:href="mailto:gituser@IP" text:style-name="Internet_20_link" text:visited-style-name="Visited_20_Internet_20_Link">gituser@</text:a><text:a xlink:type="simple" xlink:href="mailto:gituser@IP" text:style-name="Internet_20_link" text:visited-style-name="Visited_20_Internet_20_Link"><text:span text:style-name="T4">IP</text:span></text:a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8"><text:span text:style-name="T20">C</text:span><text:span text:style-name="T19">ommand Git:</text:span></text:p>
      <text:p text:style-name="P1"><text:span text:style-name="T4">-</text:span><text:span text:style-name="T30"> </text:span><text:span text:style-name="T31">Khoi tao repository(local)</text:span><text:span text:style-name="T11">:git init</text:span></text:p>
      <text:p text:style-name="P1"><text:span text:style-name="T11"/></text:p>
      <text:p text:style-name="P10"><text:span text:style-name="T22">- C</text:span><text:span text:style-name="T21">au hinh user email cho Git:</text:span></text:p>
      <text:p text:style-name="P2"><text:span text:style-name="T3">git config --global user.name tungtmt</text:span></text:p>
      <text:p text:style-name="P2"><text:span text:style-name="T3">git config --global user.email …</text:span></text:p>
      <text:p text:style-name="P10"><text:span text:style-name="T21"/></text:p>
      <text:p text:style-name="P10"><text:span text:style-name="T21">- Xem danh sach cau hinh:</text:span></text:p>
      <text:p text:style-name="P2"><text:span text:style-name="T3">git config –list</text:span></text:p>
      <text:p text:style-name="P2"><text:span text:style-name="T3"/></text:p>
      <text:p text:style-name="P10"><text:span text:style-name="T21">- </text:span><text:span text:style-name="T23">Quay ve trang thai truoc khi chinh sua file ma chua duoc commit:</text:span></text:p>
      <text:p text:style-name="P3"><text:span text:style-name="T3">git checkout – - &lt;file-name&gt;</text:span></text:p>
      <text:p text:style-name="P3"><text:span text:style-name="T3"/></text:p>
      <text:p text:style-name="P11"><text:span text:style-name="T21">-Quay ve trang thai truoc khi chinh sua file ma da duoc commit:</text:span></text:p>
      <text:p text:style-name="P3"><text:span text:style-name="T3">git reset HEAD &lt;file-name&gt; </text:span><text:span text:style-name="T10">or </text:span><text:span text:style-name="T7">git </text:span><text:span text:style-name="T15">rm –cached &lt;file</text:span><text:span text:style-name="T17">-name&gt;</text:span><text:span text:style-name="T18">(xoa khoi trang thai stage)</text:span></text:p>
      <text:p text:style-name="P6"><text:span text:style-name="T17">a</text:span><text:span text:style-name="T16">fter: git checkout – &lt;file_name&gt;</text:span></text:p>
      <text:p text:style-name="P6"><text:span text:style-name="T16"/></text:p>
      <text:p text:style-name="P11"><text:span text:style-name="T21">- File da duoc add va thay doi, muon commit khong can su dung git add &lt;file&gt;:</text:span></text:p>
      <text:p text:style-name="P3"><text:span text:style-name="T3">git commit -a -m “mess”</text:span></text:p>
      <text:p text:style-name="P3"><text:span text:style-name="T3"/></text:p>
      <text:p text:style-name="P11"><text:span text:style-name="T21">– </text:span><text:span text:style-name="T24">add them file <text:s/>or chang file nhung muon giu lai “mess” commit cu:</text:span></text:p>
      <text:p text:style-name="P4"><text:span text:style-name="T3">git commit –-amend</text:span></text:p>
      <text:p text:style-name="P13"><text:span text:style-name="T21"/></text:p>
      <text:p text:style-name="P12"><text:span text:style-name="T21">- </text:span><text:span text:style-name="T24">add them file <text:s/>or chang file </text:span><text:span text:style-name="T25">roi commit va thay doi thong diep commit:</text:span></text:p>
      <text:p text:style-name="P7"><text:span text:style-name="T3">git commit –amend -m”mess”</text:span></text:p>
      <text:p text:style-name="P14"><text:span text:style-name="T21"/></text:p>
      <text:p text:style-name="P4"><text:span text:style-name="T29">- </text:span><text:span text:style-name="T32">su dung .gitignore de khong theo doi tap tin duoc chi dinh( tu choi 1 so file dua vao</text:span><text:span text:style-name="T8"> </text:span><text:span text:style-name="T33">vung staged)</text:span><text:span text:style-name="T8">: touch .gitignore</text:span></text:p>
      <text:p text:style-name="P4"><text:span text:style-name="T8"/></text:p>
      <text:p text:style-name="P13"><text:span text:style-name="T26">-</text:span><text:span text:style-name="T27">xoa file do git quan ly:</text:span></text:p>
      <text:p text:style-name="P5"><text:span text:style-name="T3">git rm &lt;file_name&gt; after git commit -m”mess”</text:span></text:p>
      <text:p text:style-name="P5"><text:span text:style-name="T3"/></text:p>
      <text:p text:style-name="P15"><text:soft-page-break/><text:span text:style-name="T21">-Doi ten file: git mv </text:span><text:span text:style-name="T3">&lt;file_name1&gt;&lt;file_name2&gt;</text:span></text:p>
      <text:p text:style-name="P15"><text:span text:style-name="T21">-</text:span><text:span text:style-name="T28">Xoa file name ra khoi stage va xoa khoi o cung:</text:span></text:p>
      <text:p text:style-name="P6"><text:span text:style-name="T10">g</text:span><text:span text:style-name="T3">it rm -f &lt;file_name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23:59:02.096041058</meta:creation-date>
    <dc:date>2019-06-24T13:28:06.351230433</dc:date>
    <meta:editing-duration>PT27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258" meta:character-count="1404" meta:non-whitespace-character-count="1175"/>
  </office:meta>
</office:document-meta>
</file>